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Configure ModSecurity and mod_evasive for Apache on CentOS 7</text:h>
      <text:p text:style-name="Standard"><text:a xlink:type="simple" xlink:href="https://devops.profitbricks.com/users/profile/hitjethva" text:style-name="Internet_20_link" text:visited-style-name="Visited_20_Internet_20_Link">hitjethva </text:a>on Jan 20, 2016 </text:p>
      <text:p text:style-name="P1">  Beginner </text:p>
      <text:h text:style-name="Heading_20_2" text:outline-level="2"><text:bookmark text:name="introduction"/>Introduction</text:h>
      <text:p text:style-name="Text_20_body">ModSecurity and mod_evasive are free Apache modules which protect your web server from various brute force or (D)DoS attacks, including SQL injection, cross-site scripting, session hijacking, and many others. These modules can be deployed and integrated into your infrastructure without having to modify your internal network.</text:p>
      <text:p text:style-name="Text_20_body">In this tutorial I will explain how to install, configure and integrate ModSecurity and mod_evasive with Apache on CentOS 7.</text:p>
      <text:h text:style-name="Heading_20_2" text:outline-level="2"><text:bookmark text:name="requirements"/>Requirements</text:h>
      <text:list xml:id="list252135499676727539" text:style-name="L1">
        <text:list-item>
          <text:p text:style-name="P4">A server running CentOS v. 7 with Apache installed </text:p>
        </text:list-item>
        <text:list-item>
          <text:p text:style-name="P2">A static IP Address for your server </text:p>
        </text:list-item>
      </text:list>
      <text:h text:style-name="Heading_20_2" text:outline-level="2"><text:bookmark text:name="installing-modsecurity-and-mod_evasive"/>Installing ModSecurity and mod_evasive</text:h>
      <text:p text:style-name="Text_20_body">First you will need to install the EPEL yum repository on the server. Run the following command to install and enable the EPEL repository:</text:p>
      <text:p text:style-name="P5"><text:span text:style-name="Source_20_Text">sudo rpm -ivh http://dl.fedoraproject.org/pub/epel/7/x86_64/e/epel-release-7-5.noarch.rpm</text:span></text:p>
      <text:p text:style-name="Text_20_body">Now you can install <text:span text:style-name="Source_20_Text">mod_security</text:span> and <text:span text:style-name="Source_20_Text">mod_evasive</text:span> by running the following command:</text:p>
      <text:p text:style-name="P5"><text:span text:style-name="Source_20_Text">sudo yum --enablerepo=epel install mod_security mod_evasive</text:span></text:p>
      <text:p text:style-name="Text_20_body">After installing these modules, you can verify them by running the following commands:</text:p>
      <text:p text:style-name="P5"><text:span text:style-name="Source_20_Text">sudo httpd -M | grep evasive</text:span></text:p>
      <text:p text:style-name="Text_20_body">If <text:span text:style-name="Source_20_Text">mod_evasive</text:span> is enabled, you will see the following output:</text:p>
      <text:p text:style-name="P5"><text:span text:style-name="Source_20_Text">evasive20_module (shared)</text:span></text:p>
      <text:p text:style-name="Text_20_body">To test the <text:span text:style-name="Source_20_Text">mod_security</text:span> module, run:</text:p>
      <text:p text:style-name="P5"><text:span text:style-name="Source_20_Text">sudo httpd -M | grep security</text:span></text:p>
      <text:p text:style-name="Text_20_body">If <text:span text:style-name="Source_20_Text">mod_security</text:span> is enabled, you will see the following output:</text:p>
      <text:p text:style-name="P5"><text:span text:style-name="Source_20_Text">security2_module (shared)</text:span></text:p>
      <text:h text:style-name="Heading_20_2" text:outline-level="2"><text:bookmark text:name="configure-modsecurity"/><text:soft-page-break/>Configure ModSecurity</text:h>
      <text:p text:style-name="Text_20_body">Now that the installation is complete and verified, you will need to install a Core Rule Set (CRS) in order to use <text:span text:style-name="Source_20_Text">mod_security</text:span>. The CRS provides a web server with a set of rules on how to behave under certain conditions. You can download and install the latest OWASP CRS by running the following commands:</text:p>
      <text:p text:style-name="Preformatted_20_Text"><text:span text:style-name="Source_20_Text">sudo mkdir /etc/httpd/crs</text:span></text:p>
      <text:p text:style-name="Preformatted_20_Text"><text:span text:style-name="Source_20_Text">sudo cd /etc/httpd/crs</text:span></text:p>
      <text:p text:style-name="Preformatted_20_Text"><text:span text:style-name="Source_20_Text">sudo wget https://github.com/SpiderLabs/owasp-modsecurity-crs/tarball/master</text:span></text:p>
      <text:p text:style-name="Preformatted_20_Text"><text:span text:style-name="Source_20_Text">sudo tar -xvf master</text:span></text:p>
      <text:p text:style-name="P5"><text:span text:style-name="Source_20_Text">sudo <text:s/>mv SpiderLabs-owasp-modsecurity-crs-* owasp-modsecurity-crs</text:span></text:p>
      <text:p text:style-name="Text_20_body">Now go to the installed OWASP CRS directory:</text:p>
      <text:p text:style-name="P5"><text:span text:style-name="Source_20_Text">sudo cd <text:s/>/etc/httpd/crs/owasp-modsecurity-crs/</text:span></text:p>
      <text:p text:style-name="Text_20_body">In the OWASP CRS directory, you will find a sample file with rules <text:span text:style-name="Source_20_Text">modsecurity_crs_10_setup.conf.example</text:span>. You need to copy its contents into a new file named <text:span text:style-name="Source_20_Text">modsecurity_crs_10_setup.conf</text:span>.</text:p>
      <text:p text:style-name="P5"><text:span text:style-name="Source_20_Text">sudo cp modsecurity_crs_10_setup.conf.example modsecurity_crs_10_setup.conf</text:span></text:p>
      <text:p text:style-name="Text_20_body">Now you need to tell Apache to use this file along with the module. You can do this by editing Apache main configuration file:</text:p>
      <text:p text:style-name="P5"><text:span text:style-name="Source_20_Text">sudo nano /etc/httpd/conf/httpd.conf</text:span></text:p>
      <text:p text:style-name="Text_20_body">Add the following lines at the end of file:</text:p>
      <text:p text:style-name="Preformatted_20_Text"><text:span text:style-name="Source_20_Text">&lt;IfModule security2_module&gt;</text:span></text:p>
      <text:p text:style-name="Preformatted_20_Text"><text:span text:style-name="Source_20_Text"><text:s text:c="4"/>Include /etc/httpd/crs/owasp-modsecurity-crs/modsecurity_crs_10_setup.conf</text:span></text:p>
      <text:p text:style-name="Preformatted_20_Text"><text:span text:style-name="Source_20_Text"><text:s text:c="4"/>Include /etc/httpd/crs/owasp-modsecurity-crs/base_rules/*.conf</text:span></text:p>
      <text:p text:style-name="P5"><text:span text:style-name="Source_20_Text">&lt;/IfModule&gt;</text:span></text:p>
      <text:p text:style-name="Text_20_body">Save and close the file and restart Apache to reflect changes.</text:p>
      <text:p text:style-name="P5"><text:span text:style-name="Source_20_Text">sudo apachectl restart</text:span></text:p>
      <text:p text:style-name="Text_20_body">Last, it is a good idea to create your own configuration file within the <text:span text:style-name="Source_20_Text">modsecurity.d</text:span> directory. You can do this by creating a file named <text:span text:style-name="Source_20_Text">mod_security.conf</text:span>.</text:p>
      <text:p text:style-name="P5"><text:span text:style-name="Source_20_Text">sudo nano /etc/httpd/modsecurity.d/mod_security.conf</text:span></text:p>
      <text:p text:style-name="Text_20_body">Add the following lines:</text:p>
      <text:p text:style-name="Preformatted_20_Text"><text:span text:style-name="Source_20_Text">&lt;IfModule mod_security2.c&gt;</text:span></text:p>
      <text:p text:style-name="Preformatted_20_Text"><text:span text:style-name="Source_20_Text"><text:s text:c="4"/>SecRuleEngine On</text:span></text:p>
      <text:p text:style-name="Preformatted_20_Text"><text:span text:style-name="Source_20_Text"><text:s text:c="4"/>SecRequestBodyAccess On</text:span></text:p>
      <text:p text:style-name="Preformatted_20_Text"><text:span text:style-name="Source_20_Text"><text:s text:c="4"/>SecResponseBodyAccess On </text:span></text:p>
      <text:p text:style-name="Preformatted_20_Text"><text:span text:style-name="Source_20_Text"><text:s text:c="4"/>SecResponseBodyMimeType text/plain text/html text/xml application/octet-stream </text:span></text:p>
      <text:p text:style-name="Preformatted_20_Text"><text:span text:style-name="Source_20_Text"><text:s text:c="4"/>SecDataDir /tmp</text:span></text:p>
      <text:p text:style-name="P5"><text:span text:style-name="Source_20_Text">&lt;/IfModule&gt;</text:span></text:p>
      <text:p text:style-name="Text_20_body">Save and close the file and restart Apache to reflect the changes.</text:p>
      <text:p text:style-name="P5"><text:soft-page-break/><text:span text:style-name="Source_20_Text">sudo apachectl restart</text:span></text:p>
      <text:h text:style-name="Heading_20_2" text:outline-level="2"><text:bookmark text:name="configure-mod_evasive"/>Configure mod_evasive</text:h>
      <text:p text:style-name="Text_20_body">The <text:span text:style-name="Source_20_Text">mod_evasive</text:span> module reads its configuration from <text:span text:style-name="Source_20_Text">/etc/httpd/conf.d/mod_evasive.conf</text:span> which can be easily customized. You don't need to create a separate configuration file because there are no rules to update during a system upgrade.</text:p>
      <text:p text:style-name="Text_20_body">The default <text:span text:style-name="Source_20_Text">mod_evasive.conf</text:span> file has the following directives enabled:</text:p>
      <text:p text:style-name="Preformatted_20_Text"><text:span text:style-name="Source_20_Text">&lt;IfModule mod_evasive20.c&gt;</text:span></text:p>
      <text:p text:style-name="Preformatted_20_Text"><text:span text:style-name="Source_20_Text"><text:s text:c="4"/>DOSHashTableSize <text:s text:c="3"/>3097</text:span></text:p>
      <text:p text:style-name="Preformatted_20_Text"><text:span text:style-name="Source_20_Text"><text:s text:c="4"/>DOSPageCount <text:s text:c="7"/>2</text:span></text:p>
      <text:p text:style-name="Preformatted_20_Text"><text:span text:style-name="Source_20_Text"><text:s text:c="4"/>DOSSiteCount <text:s text:c="7"/>50</text:span></text:p>
      <text:p text:style-name="Preformatted_20_Text"><text:span text:style-name="Source_20_Text"><text:s text:c="4"/>DOSPageInterval <text:s text:c="4"/>1</text:span></text:p>
      <text:p text:style-name="Preformatted_20_Text"><text:span text:style-name="Source_20_Text"><text:s text:c="4"/>DOSSiteInterval <text:s text:c="4"/>1</text:span></text:p>
      <text:p text:style-name="Preformatted_20_Text"><text:span text:style-name="Source_20_Text"><text:s text:c="4"/>DOSBlockingPeriod <text:s text:c="2"/>10</text:span></text:p>
      <text:p text:style-name="P5"><text:span text:style-name="Source_20_Text">&lt;/IfModule&gt;</text:span></text:p>
      <text:p text:style-name="Text_20_body">You can change these values according to the amount and type of traffic that your web server needs to handle.</text:p>
      <text:list xml:id="list7701643513879270172" text:style-name="L2">
        <text:list-item>
          <text:p text:style-name="P3"><text:span text:style-name="Strong_20_Emphasis">DOSHashTableSize</text:span>: This directive specifies how <text:span text:style-name="Source_20_Text">mod_evasive</text:span> keeps track of who's accessing what. Increasing this number will provide a faster lookup of the sites that the client has visited in the past.</text:p>
        </text:list-item>
        <text:list-item>
          <text:p text:style-name="P3"><text:span text:style-name="Strong_20_Emphasis">DOSPageCount</text:span>: This directive specifies how many identical requests to a specific URI a visitor can make over the DOSPageInterval interval.</text:p>
        </text:list-item>
        <text:list-item>
          <text:p text:style-name="P3"><text:span text:style-name="Strong_20_Emphasis">DOSSiteCount</text:span>: This is similar to DOSPageCount, but corresponds to how many requests overall a visitor can make to your site over the DOSSiteInterval interval.</text:p>
        </text:list-item>
        <text:list-item>
          <text:p text:style-name="P3"><text:span text:style-name="Strong_20_Emphasis">DOSBlockingPeriod</text:span>: If a visitor exceeds the limits set by DOSSPageCount or DOSSiteCount, their IP will be blocked during the DOSBlockingPeriod amount of time. During this interval, they will receive a 403 (Forbidden) error.</text:p>
        </text:list-item>
      </text:list>
      <text:p text:style-name="Text_20_body">One of the most important configuration options you need to change is <text:span text:style-name="Source_20_Text">DOSEmailNotify</text:span>. If this option is enabled, an email will be sent to the specified email address whenever an IP address is blacklisted.</text:p>
      <text:p text:style-name="Text_20_body">You can do this by editing the <text:span text:style-name="Source_20_Text">mod_evasive.conf</text:span> file:</text:p>
      <text:p text:style-name="P5"><text:span text:style-name="Source_20_Text">sudo nano <text:s/>/etc/httpd/conf.d/mod_evasive.conf</text:span></text:p>
      <text:p text:style-name="Text_20_body">Uncomment the <text:span text:style-name="Source_20_Text">DOSEmailNotify</text:span> line by removing the <text:span text:style-name="Source_20_Text">#</text:span> in front of the line, and change the email address to your own:</text:p>
      <text:p text:style-name="P5"><text:span text:style-name="Source_20_Text">DOSEmailNotify <text:s text:c="2"/>jdoe@gmail.com</text:span></text:p>
      <text:p text:style-name="Text_20_body">Save and close the file and restart Apache to reflect the changes.</text:p>
      <text:p text:style-name="P5"><text:span text:style-name="Source_20_Text">sudo apachectl restart</text:span></text:p>
      <text:p text:style-name="Text_20_body"><text:soft-page-break/><text:span text:style-name="Strong_20_Emphasis">Note:</text:span> You need to have a functioning mail server on this server for this email alert to work.</text:p>
      <text:h text:style-name="Heading_20_2" text:outline-level="2"><text:bookmark text:name="testing-modsecurity"/>Testing ModSecurity</text:h>
      <text:p text:style-name="Text_20_body">To test <text:span text:style-name="Source_20_Text">mod_security</text:span> you can use <text:span text:style-name="Source_20_Text">curl</text:span> to send HTTP requests to the Apache server. One of the ModSecurity default rules is to reject requests that have a User Agent of "Nessus". This is intended to deny information to attackers who use automated scanners.</text:p>
      <text:p text:style-name="Text_20_body">You can check <text:span text:style-name="Source_20_Text">mod_security</text:span> by running the following command:</text:p>
      <text:p text:style-name="P5"><text:span text:style-name="Source_20_Text">sudo curl -i http://192.168.1.42/ -A Nessus</text:span></text:p>
      <text:p text:style-name="Text_20_body">You should see a 403 Forbidden response, as shown below on this page. ModSecurity has blocked the request, because the User Agent identifies it as a Nessus scan. </text:p>
      <text:p text:style-name="Preformatted_20_Text"><text:span text:style-name="Source_20_Text">HTTP/1.1 403 Forbidden</text:span></text:p>
      <text:p text:style-name="Preformatted_20_Text"><text:span text:style-name="Source_20_Text">Date: Tue, 27 Oct 2015 11:08:39 GMT</text:span></text:p>
      <text:p text:style-name="Preformatted_20_Text"><text:span text:style-name="Source_20_Text">Server: Apache</text:span></text:p>
      <text:p text:style-name="Preformatted_20_Text"><text:span text:style-name="Source_20_Text">X-Frame-Options: SAMEORIGIN</text:span></text:p>
      <text:p text:style-name="Preformatted_20_Text"><text:span text:style-name="Source_20_Text">Last-Modified: Thu, 16 Oct 2014 13:20:58 GMT</text:span></text:p>
      <text:p text:style-name="Preformatted_20_Text"><text:span text:style-name="Source_20_Text">Accept-Ranges: bytes</text:span></text:p>
      <text:p text:style-name="Preformatted_20_Text"><text:span text:style-name="Source_20_Text">Content-Length: 4897</text:span></text:p>
      <text:p text:style-name="Preformatted_20_Text"><text:span text:style-name="Source_20_Text">X-XSS-Protection: 1; mode=block</text:span></text:p>
      <text:p text:style-name="P5"><text:span text:style-name="Source_20_Text">Content-Type: text/html; charset=UTF-8</text:span></text:p>
      <text:h text:style-name="Heading_20_2" text:outline-level="2"><text:bookmark text:name="testing-mod_evasive"/>Testing mod_evasive</text:h>
      <text:p text:style-name="Text_20_body">Now it's time to test to make sure that the <text:span text:style-name="Source_20_Text">mod_evasive</text:span> module is working. You can do this using the Perl script<text:span text:style-name="Source_20_Text">test.pl</text:span> written by Mod_Evasive developers. </text:p>
      <text:p text:style-name="Text_20_body">Before running this script, you need to make some changes:</text:p>
      <text:p text:style-name="P5"><text:span text:style-name="Source_20_Text">sudo nano /usr/share/doc/mod_evasive-1.10.1/test.pl</text:span></text:p>
      <text:p text:style-name="Text_20_body">Find the line <text:span text:style-name="Source_20_Text">for(0..100) {</text:span> Replace <text:span text:style-name="Source_20_Text">100</text:span> with <text:span text:style-name="Source_20_Text">200</text:span>. Find the line <text:span text:style-name="Source_20_Text">PeerAddr=&gt; "127.0.0.1:80");</text:span> Replace <text:span text:style-name="Source_20_Text">127.0.0.1</text:span> with <text:span text:style-name="Source_20_Text">yourserverip (192.168.1.42)</text:span>.</text:p>
      <text:p text:style-name="Preformatted_20_Text"><text:span text:style-name="Source_20_Text">#!/usr/bin/perl</text:span></text:p>
      <text:p text:style-name="Preformatted_20_Text"><text:span text:style-name="Source_20_Text"># test.pl: small script to test mod_dosevasive's effectiveness</text:span></text:p>
      <text:p text:style-name="Preformatted_20_Text"/>
      <text:p text:style-name="Preformatted_20_Text"><text:span text:style-name="Source_20_Text">use IO::Socket;</text:span></text:p>
      <text:p text:style-name="Preformatted_20_Text"><text:span text:style-name="Source_20_Text">use strict;</text:span></text:p>
      <text:p text:style-name="Preformatted_20_Text"/>
      <text:p text:style-name="Preformatted_20_Text"><text:span text:style-name="Source_20_Text">for(0..200) {</text:span></text:p>
      <text:p text:style-name="Preformatted_20_Text"><text:span text:style-name="Source_20_Text"><text:s text:c="2"/>my($response);</text:span></text:p>
      <text:p text:style-name="Preformatted_20_Text"><text:span text:style-name="Source_20_Text"><text:s text:c="2"/>my($SOCKET) = new IO::Socket::INET( Proto <text:s text:c="2"/>=&gt; "tcp",</text:span></text:p>
      <text:p text:style-name="Preformatted_20_Text"><text:span text:style-name="Source_20_Text"><text:s text:c="34"/>PeerAddr=&gt; "192.168.1.42:80");</text:span></text:p>
      <text:p text:style-name="Preformatted_20_Text"><text:span text:style-name="Source_20_Text"><text:s text:c="2"/>if (! defined $SOCKET) { die $!; }</text:span></text:p>
      <text:p text:style-name="Preformatted_20_Text"><text:span text:style-name="Source_20_Text"><text:s text:c="2"/>print $SOCKET "GET /?$_ HTTP/1.0\n\n";</text:span></text:p>
      <text:p text:style-name="Preformatted_20_Text"><text:span text:style-name="Source_20_Text"><text:s text:c="2"/>$response = &lt;$SOCKET&gt;;</text:span></text:p>
      <text:p text:style-name="Preformatted_20_Text"><text:span text:style-name="Source_20_Text"><text:s text:c="2"/>print $response;</text:span></text:p>
      <text:p text:style-name="Preformatted_20_Text"><text:span text:style-name="Source_20_Text"><text:s text:c="2"/>close($SOCKET);</text:span></text:p>
      <text:p text:style-name="P5"><text:span text:style-name="Source_20_Text">}`</text:span></text:p>
      <text:p text:style-name="Text_20_body">Save and exit.</text:p>
      <text:p text:style-name="Text_20_body"><text:soft-page-break/>Now, run the script:</text:p>
      <text:p text:style-name="P5"><text:span text:style-name="Source_20_Text">sudo <text:s/>/usr/share/doc/mod_evasive-1.10.1/test.pl</text:span></text:p>
      <text:p text:style-name="Text_20_body">You should see the following output:</text:p>
      <text:p text:style-name="Preformatted_20_Text"><text:span text:style-name="Source_20_Text">HTTP/1.1 403 Forbidden</text:span></text:p>
      <text:p text:style-name="Preformatted_20_Text"><text:span text:style-name="Source_20_Text">HTTP/1.1 403 Forbidden</text:span></text:p>
      <text:p text:style-name="Preformatted_20_Text"><text:span text:style-name="Source_20_Text">HTTP/1.1 403 Forbidden</text:span></text:p>
      <text:p text:style-name="Preformatted_20_Text"><text:span text:style-name="Source_20_Text">HTTP/1.1 403 Forbidden</text:span></text:p>
      <text:p text:style-name="P5"><text:span text:style-name="Source_20_Text">HTTP/1.1 403 Forbidden&lt;/code&gt;&lt;/pre&gt;</text:span></text:p>
      <text:p text:style-name="Text_20_body">ModEvasive also logs to syslog when the IP address is blocked. You can check the log file using:</text:p>
      <text:p text:style-name="P5"><text:span text:style-name="Source_20_Text">sudo tailf /var/log/messages</text:span></text:p>
      <text:p text:style-name="Text_20_body">You should see the following output:</text:p>
      <text:p text:style-name="P5"><text:span text:style-name="Source_20_Text">Oct 26 15:36:42 CentOS-7 mod_evasive[2732]: Blacklisting address 192.168.1.42: possible DoS attack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34:32.911567794</meta:creation-date>
    <dc:date>2018-05-22T09:34:43.575949940</dc:date>
    <meta:editing-duration>PT10S</meta:editing-duration>
    <meta:editing-cycles>1</meta:editing-cycles>
    <meta:document-statistic meta:table-count="0" meta:image-count="0" meta:object-count="0" meta:page-count="5" meta:paragraph-count="124" meta:word-count="1031" meta:character-count="7404" meta:non-whitespace-character-count="6359"/>
    <meta:generator>LibreOffice/5.1.6.2$Linux_X86_64 LibreOffice_project/10m0$Build-2</meta:generator>
  </office:meta>
</office:document-meta>
</file>